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4.494cm" style:use-optimal-column-width="false"/>
    </style:style>
    <style:style style:name="co2" style:family="table-column">
      <style:table-column-properties style:column-width="4.522cm" style:use-optimal-column-width="false"/>
    </style:style>
    <style:style style:name="ro1" style:family="table-row">
      <style:table-row-properties style:row-height="4.186cm" style:use-optimal-row-height="false"/>
    </style:style>
    <style:style style:name="ro2" style:family="table-row">
      <style:table-row-properties style:row-height="4.19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text-align="center"/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2.497cm" svg:height="16.749cm" svg:x="3.75cm" svg:y="1.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black smith</text:p>
              </table:table-cell>
              <table:table-cell>
                <text:p text:style-name="P1">fields</text:p>
              </table:table-cell>
              <table:table-cell>
                <text:p text:style-name="P1">grain storage</text:p>
              </table:table-cell>
              <table:table-cell/>
            </table:table-row>
            <table:table-row table:style-name="ro1" table:default-cell-style-name="ce1">
              <table:table-cell/>
              <table:table-cell>
                <text:p text:style-name="P1">village well</text:p>
              </table:table-cell>
              <table:table-cell>
                <text:p text:style-name="P1">farm house</text:p>
              </table:table-cell>
              <table:table-cell>
                <text:p text:style-name="P1">the stables</text:p>
              </table:table-cell>
              <table:table-cell/>
            </table:table-row>
            <table:table-row table:style-name="ro1" table:default-cell-style-name="ce1">
              <table:table-cell>
                <text:p text:style-name="P1">iris town</text:p>
              </table:table-cell>
              <table:table-cell>
                <text:p text:style-name="P1">town road</text:p>
              </table:table-cell>
              <table:table-cell>
                <text:p text:style-name="P1">haystack</text:p>
              </table:table-cell>
              <table:table-cell>
                <text:p text:style-name="P1">barn</text:p>
              </table:table-cell>
              <table:table-cell>
                <text:p text:style-name="P1">dark forest</text:p>
              </table:table-cell>
            </table:table-row>
            <table:table-row table:style-name="ro2" table:default-cell-style-name="ce1">
              <table:table-cell/>
              <table:table-cell>
                <text:p text:style-name="P1">animal pens</text:p>
              </table:table-cell>
              <table:table-cell>
                <text:p text:style-name="P1">farm well</text:p>
              </table:table-cell>
              <table:table-cell>
                <text:p text:style-name="P1">bonny stream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orst JENS</meta:initial-creator>
    <meta:creation-date>2023-03-27T16:47:34.218893972</meta:creation-date>
    <dc:date>2023-03-27T17:03:42.555693114</dc:date>
    <dc:creator>Horst JENS</dc:creator>
    <meta:editing-duration>PT16M9S</meta:editing-duration>
    <meta:editing-cycles>2</meta:editing-cycles>
    <meta:generator>LibreOffice/7.4.4.2$Linux_X86_64 LibreOffice_project/40$Build-2</meta:generator>
    <meta:document-statistic meta:object-count="1"/>
  </office:meta>
</office:document-meta>
</file>